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Freiwilliger Vorversuch:</text:span><text:span text:style-name="T3"><text:s/>Programmierung des Bubble-Sort-Algorithmus in Microblaze-Assembler</text:span></text:p>
      <text:p text:style-name="Standard">Um die Arbeitsweise einer Microblaze-CPU genauer kennenzulernen, wird im folgenden Versuch der Simulator MARS (Microblaze Assembler and Runtime Simulator) benutzt. Um diesen zu starten, geben Sie folgenden Befehl in ein Terminal ein:</text:p>
      <text:p text:style-name="Standard">Tbd.</text:p>
      <text:p text:style-name="Standard">Nun startet der Simulator. Legen Sie anschließend eine neue Assembler-Datei über den<text:s/>Punkt<text:s/>„File – New“ an.<text:s/>In dieser Datei können Sie nun Ihren Assembler-Code schreiben.</text:p>
      <text:p text:style-name="Standard">Bevor Sie das Programm testen können, muss es zunächst gespeichert werden. Wählen Sie hierzu über „File – Save as …“ einen Ort Ihrer Wahl aus.</text:p>
      <text:p text:style-name="Standard">Um die Simulation zu starten, lassen Sie das Programm mit dem Menüpunkt „Run – Assemble“ (F3) zunächst übersetzen. Hierbei wird der Programmcode auf syntaktische Fehler überprüft und etwaige Pseudobefehle - Befehle, die aus nativen zusammengesetzt sind - übersetzt.</text:p>
      <text:p text:style-name="Standard">Nach dem übersetzen wechselt die Ansicht automatisch in die „Execute“-Ansicht. In dieser sieht man im oberen Teil den übersetzten Code, im unteren den Inhalt des Datensegments. Rechts davon sind die Register des Softcores zu sehen.</text:p>
      <text:p text:style-name="Standard">Um die Ausführung des Programms zu steuern gibt es nun sowohl die Möglichkeit mit „Run - Step“ (F7) das Programm befehlsweise durchzugehen als auch das gesamte Programm mit „Run - Go“ (F7) ablaufen zu lassen.</text:p>
      <text:p text:style-name="P4">Aufgabenstellung</text:p>
      <text:p text:style-name="Standard">Implementieren Sie den Bubble-Sort-Algorithmus in Microblaze-Assembler.<text:s/>Funktionsweise siehe<text:s/><text:a xlink:href="http://de.wikipedia.org/wiki/Bubblesort" office:target-frame-name="_top" xlink:show="replace"><text:span text:style-name="Hyperlink">http://de.wikipedia.org/wiki/Bubblesort</text:span></text:a></text:p>
      <text:p text:style-name="Standard">Testen Sie diesen anschließend für 10 beliebige Werte.</text:p>
      <text:p text:style-name="Standard">[Hilfestellung:<text:s/>Dieser soll über zwei Register parametrierbar sein, wobei der erste Parameter die Länge des<text:s/>zu sortierenden<text:s/>Feldes<text:s/><text:s/>enthält und der zweite einen Zeiger auf die erste Adresse.<text:s/>(evtl. Abi-Konventionen beachten)]</text:p>
      <text:p text:style-name="P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omi</meta:initial-creator>
    <dc:creator>Domi</dc:creator>
    <meta:creation-date>2015-03-17T00:24:00Z</meta:creation-date>
    <dc:date>2015-03-17T00:24:00Z</dc:date>
    <meta:template xlink:href="Normal.dotm" xlink:type="simple"/>
    <meta:editing-cycles>2</meta:editing-cycles>
    <meta:editing-duration>PT0S</meta:editing-duration>
    <meta:document-statistic meta:page-count="1" meta:paragraph-count="3" meta:word-count="252" meta:character-count="1838" meta:row-count="13" meta:non-whitespace-character-count="1589"/>
  </office:meta>
</office:document-meta>
</file>